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F000002155DF33E0B2908A459.png" manifest:media-type="image/png"/>
  <manifest:file-entry manifest:full-path="Pictures/1000000000000556000003006295A44DA75FE302.png" manifest:media-type="image/png"/>
  <manifest:file-entry manifest:full-path="Pictures/100000000000055600000300AD6E8FBED9A55575.png" manifest:media-type="image/png"/>
  <manifest:file-entry manifest:full-path="Pictures/10000000000003EE00000217D0AA2C075BFC0A71.png" manifest:media-type="image/png"/>
  <manifest:file-entry manifest:full-path="Pictures/1000000000000556000003006325CE6FEBEB6ADC.png" manifest:media-type="image/png"/>
  <manifest:file-entry manifest:full-path="Pictures/10000000000003D80000020DBBE2CFF934929192.png" manifest:media-type="image/png"/>
  <manifest:file-entry manifest:full-path="Pictures/100000000000055600000300ADB4C6465FC10FA4.png" manifest:media-type="image/png"/>
  <manifest:file-entry manifest:full-path="Pictures/10000000000005560000030082D5DE6C1944A87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1.75cm" fo:min-width="11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3.25cm" fo:min-width="4.5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5.993cm" fo:min-width="5.79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9.493cm" fo:min-width="6.79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9.493cm" fo:min-width="6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9.493cm" fo:min-width="5.7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13.25cm" fo:min-width="14.5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13.25cm" fo:min-width="9.5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5.623cm" fo:min-width="4.5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5.523cm" fo:min-width="4.5cm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outline1">
      <style:graphic-properties fo:min-height="8.884cm"/>
      <style:paragraph-properties style:writing-mode="lr-tb"/>
    </style:style>
    <style:style style:name="pr3" style:family="presentation" style:parent-style-name="Predeterminado-notes">
      <style:graphic-properties draw:fill-color="#ffffff" fo:min-height="12.572cm"/>
      <style:paragraph-properties style:writing-mode="lr-tb"/>
    </style:style>
    <style:style style:name="pr4" style:family="presentation" style:parent-style-name="Predeterminado-subtitle">
      <style:graphic-properties draw:fill-color="#ffffff" fo:min-height="9.13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1">
              <text:list-header>
                <text:p text:style-name="P1">Tetris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3" draw:layer="layout" svg:width="25.199cm" svg:height="9.134cm" svg:x="1.4cm" svg:y="3.685cm" presentation:class="subtitle" presentation:placeholder="true">
          <draw:text-box/>
        </draw:frame>
        <draw:frame draw:style-name="gr2" draw:text-style-name="P4" draw:layer="layout" svg:width="27.999cm" svg:height="15.741cm" svg:x="0.081cm" svg:y="0.066cm">
          <draw:image xlink:href="Pictures/10000000000005560000030082D5DE6C1944A879.png" xlink:type="simple" xlink:show="embed" xlink:actuate="onLoad" loext:mime-type="image/png">
            <text:p/>
          </draw:image>
        </draw:frame>
        <draw:custom-shape draw:style-name="gr3" draw:text-style-name="P5" draw:layer="layout" svg:width="11.5cm" svg:height="12cm" svg:x="0.5cm" svg:y="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27.999cm" svg:height="15.741cm" svg:x="0.081cm" svg:y="0.066cm">
          <draw:image xlink:href="Pictures/10000000000005560000030082D5DE6C1944A87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27.999cm" svg:height="15.741cm" svg:x="0.081cm" svg:y="0.066cm">
          <draw:image xlink:href="Pictures/100000000000055600000300ADB4C6465FC10FA4.png" xlink:type="simple" xlink:show="embed" xlink:actuate="onLoad" loext:mime-type="image/png">
            <text:p/>
          </draw:image>
        </draw:frame>
        <draw:custom-shape draw:style-name="gr4" draw:text-style-name="P5" xml:id="id1" draw:id="id1" draw:layer="layout" svg:width="5cm" svg:height="3.5cm" svg:x="11.3cm" svg:y="7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6.29cm" svg:height="6.243cm" svg:x="11.3cm" svg:y="4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4s" smil:fill="hold" smil:targetElement="id1" smil:attributeName="visibility" smil:to="visible"/>
                  <anim:transitionFilter smil:dur="0.8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27.999cm" svg:height="15.741cm" svg:x="0.081cm" svg:y="0.066cm">
          <draw:image xlink:href="Pictures/1000000000000556000003006325CE6FEBEB6ADC.png" xlink:type="simple" xlink:show="embed" xlink:actuate="onLoad" loext:mime-type="image/png">
            <text:p/>
          </draw:image>
        </draw:frame>
        <draw:custom-shape draw:style-name="gr6" draw:text-style-name="P5" xml:id="id3" draw:id="id3" draw:layer="layout" svg:width="7.29cm" svg:height="9.743cm" svg:x="10.71cm" svg:y="4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27.999cm" svg:height="15.741cm" svg:x="0.081cm" svg:y="0.066cm">
          <draw:image xlink:href="Pictures/100000000000055600000300AD6E8FBED9A55575.png" xlink:type="simple" xlink:show="embed" xlink:actuate="onLoad" loext:mime-type="image/png">
            <text:p/>
          </draw:image>
        </draw:frame>
        <draw:custom-shape draw:style-name="gr7" draw:text-style-name="P5" xml:id="id4" draw:id="id4" draw:layer="layout" svg:width="6.5cm" svg:height="9.743cm" svg:x="11.3cm" svg:y="4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27.999cm" svg:height="15.741cm" svg:x="0.081cm" svg:y="0.066cm">
          <draw:image xlink:href="Pictures/1000000000000556000003006295A44DA75FE302.png" xlink:type="simple" xlink:show="embed" xlink:actuate="onLoad" loext:mime-type="image/png">
            <text:p/>
          </draw:image>
        </draw:frame>
        <draw:custom-shape draw:style-name="gr8" draw:text-style-name="P5" xml:id="id5" draw:id="id5" draw:layer="layout" svg:width="6.2cm" svg:height="9.743cm" svg:x="11.3cm" svg:y="4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1">
              <text:list-header>
                <text:p text:style-name="P1">Damas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28cm" svg:height="13.89cm" svg:x="0cm" svg:y="0cm">
          <draw:image xlink:href="Pictures/10000000000003D80000020DBBE2CFF934929192.png" xlink:type="simple" xlink:show="embed" xlink:actuate="onLoad" loext:mime-type="image/png">
            <text:p/>
          </draw:image>
        </draw:frame>
        <draw:custom-shape draw:style-name="gr9" draw:text-style-name="P5" draw:layer="layout" svg:width="15cm" svg:height="13.5cm" svg:x="0cm" svg:y="1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28cm" svg:height="13.89cm" svg:x="0cm" svg:y="0cm">
          <draw:image xlink:href="Pictures/10000000000003D80000020DBBE2CFF934929192.png" xlink:type="simple" xlink:show="embed" xlink:actuate="onLoad" loext:mime-type="image/png">
            <text:p/>
          </draw:image>
        </draw:frame>
        <draw:custom-shape draw:style-name="gr10" draw:text-style-name="P5" draw:layer="layout" svg:width="10cm" svg:height="13.5cm" svg:x="5cm" svg:y="1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28cm" svg:height="13.89cm" svg:x="0cm" svg:y="0cm">
          <draw:image xlink:href="Pictures/10000000000003D80000020DBBE2CFF934929192.png" xlink:type="simple" xlink:show="embed" xlink:actuate="onLoad" loext:mime-type="image/png">
            <text:p/>
          </draw:image>
        </draw:frame>
        <draw:custom-shape draw:style-name="gr11" draw:text-style-name="P5" xml:id="id6" draw:id="id6" draw:layer="layout" svg:width="5cm" svg:height="5.873cm" svg:x="6.21cm" svg:y="3.25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6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28cm" svg:height="14.101cm" svg:x="0cm" svg:y="0cm">
          <draw:image xlink:href="Pictures/10000000000003DF000002155DF33E0B2908A459.png" xlink:type="simple" xlink:show="embed" xlink:actuate="onLoad" loext:mime-type="image/png">
            <text:p/>
          </draw:image>
        </draw:frame>
        <draw:custom-shape draw:style-name="gr12" draw:text-style-name="P5" xml:id="id7" draw:id="id7" draw:layer="layout" svg:width="5cm" svg:height="5.773cm" svg:x="6.21cm" svg:y="3.25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28cm" svg:height="14.154cm" svg:x="0cm" svg:y="0cm">
          <draw:image xlink:href="Pictures/10000000000003EE00000217D0AA2C075BFC0A71.png" xlink:type="simple" xlink:show="embed" xlink:actuate="onLoad" loext:mime-type="image/png">
            <text:p/>
          </draw:image>
        </draw:frame>
        <draw:custom-shape draw:style-name="gr5" draw:text-style-name="P5" xml:id="id8" draw:id="id8" draw:layer="layout" svg:width="6.29cm" svg:height="6.243cm" svg:x="6.21cm" svg:y="3.257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1T17:00:19.367135899</meta:creation-date>
    <meta:generator>LibreOffice/6.4.7.2$Linux_X86_64 LibreOffice_project/40$Build-2</meta:generator>
    <dc:date>2023-04-18T18:47:58.855236400</dc:date>
    <meta:editing-duration>PT23M50S</meta:editing-duration>
    <meta:editing-cycles>3</meta:editing-cycles>
    <meta:document-statistic meta:object-count="99"/>
  </office:meta>
</office:document-meta>
</file>